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8654in" svg:height="4.5177in" svg:x="5.5787in" svg:y="0in">
            <draw:object draw:notify-on-update-of-ranges="Sheet1.A3:Sheet1.A7 Sheet1.B1:Sheet1.B2 Sheet1.B3:Sheet1.B7 Sheet1.A10:Sheet1.A14 Sheet1.B8:Sheet1.B9 Sheet1.B10:Sheet1.B14 Sheet1.C1:Sheet1.C2 Sheet1.C3:Sheet1.C7 Sheet1.A3:Sheet1.A7 Sheet1.C8:Sheet1.C9 Sheet1.C10:Sheet1.C14 Sheet1.A10:Sheet1.A14 Sheet1.D1:Sheet1.D2 Sheet1.D3:Sheet1.D7 Sheet1.A3:Sheet1.A7 Sheet1.D8:Sheet1.D9 Sheet1.D10:Sheet1.D14 Sheet1.A10:Sheet1.A14 Sheet1.E1:Sheet1.E2 Sheet1.E3:Sheet1.E7 Sheet1.A3:Sheet1.A7 Sheet1.E8:Sheet1.E9 Sheet1.E10:Sheet1.E14 Sheet1.A10:Sheet1.A14 Sheet1.F1:Sheet1.F2 Sheet1.F3:Sheet1.F7 Sheet1.A3:Sheet1.A7 Sheet1.F8:Sheet1.F9 Sheet1.F10:Sheet1.F14 Sheet1.A10:Sheet1.A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2453in" svg:y="2.5768in">
            <draw:object draw:notify-on-update-of-ranges="Sheet1.F1:Sheet1.F2 Sheet1.F3:Sheet1.F7 Sheet1.A3:Sheet1.A7 Sheet1.F8:Sheet1.F9 Sheet1.F10:Sheet1.F14 Sheet1.A10:Sheet1.A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ce1"/>
        <table:table-row table:style-name="ro1">
          <table:table-cell table:style-name="Default"/>
          <table:table-cell table:number-columns-repeated="5" table:style-name="Default" office:value-type="string" calcext:value-type="string">
            <text:p>MPICH</text:p>
          </table:table-cell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" calcext:value-type="float">
            <text:p>1.00E+003</text:p>
          </table:table-cell>
          <table:table-cell office:value-type="float" office:value="0.00001982222" calcext:value-type="float">
            <text:p>1.98E-005</text:p>
          </table:table-cell>
          <table:table-cell office:value-type="float" office:value="0.00002189178" calcext:value-type="float">
            <text:p>2.19E-005</text:p>
          </table:table-cell>
          <table:table-cell office:value-type="float" office:value="0.0000235693" calcext:value-type="float">
            <text:p>2.36E-005</text:p>
          </table:table-cell>
          <table:table-cell office:value-type="float" office:value="0.00002806437" calcext:value-type="float">
            <text:p>2.81E-005</text:p>
          </table:table-cell>
          <table:table-cell office:value-type="float" office:value="0.0000291177" calcext:value-type="float">
            <text:p>2.91E-005</text:p>
          </table:table-cell>
        </table:table-row>
        <table:table-row table:style-name="ro1">
          <table:table-cell office:value-type="float" office:value="10000" calcext:value-type="float">
            <text:p>1.00E+004</text:p>
          </table:table-cell>
          <table:table-cell office:value-type="float" office:value="0.0000479147" calcext:value-type="float">
            <text:p>4.79E-005</text:p>
          </table:table-cell>
          <table:table-cell office:value-type="float" office:value="0.00005292368" calcext:value-type="float">
            <text:p>5.29E-005</text:p>
          </table:table-cell>
          <table:table-cell office:value-type="float" office:value="0.00005808349" calcext:value-type="float">
            <text:p>5.81E-005</text:p>
          </table:table-cell>
          <table:table-cell office:value-type="float" office:value="0.00006137872" calcext:value-type="float">
            <text:p>6.14E-005</text:p>
          </table:table-cell>
          <table:table-cell office:value-type="float" office:value="0.00006091156" calcext:value-type="float">
            <text:p>6.09E-005</text:p>
          </table:table-cell>
        </table:table-row>
        <table:table-row table:style-name="ro1">
          <table:table-cell office:value-type="float" office:value="100000" calcext:value-type="float">
            <text:p>1.00E+005</text:p>
          </table:table-cell>
          <table:table-cell office:value-type="float" office:value="0.0002841807" calcext:value-type="float">
            <text:p>2.84E-004</text:p>
          </table:table-cell>
          <table:table-cell office:value-type="float" office:value="0.0003338439" calcext:value-type="float">
            <text:p>3.34E-004</text:p>
          </table:table-cell>
          <table:table-cell office:value-type="float" office:value="0.000343997" calcext:value-type="float">
            <text:p>3.44E-004</text:p>
          </table:table-cell>
          <table:table-cell office:value-type="float" office:value="0.0003930337" calcext:value-type="float">
            <text:p>3.93E-004</text:p>
          </table:table-cell>
          <table:table-cell office:value-type="float" office:value="0.0003979559" calcext:value-type="float">
            <text:p>3.98E-004</text:p>
          </table:table-cell>
        </table:table-row>
        <table:table-row table:style-name="ro1">
          <table:table-cell office:value-type="float" office:value="1000000" calcext:value-type="float">
            <text:p>1.00E+006</text:p>
          </table:table-cell>
          <table:table-cell office:value-type="float" office:value="0.002320493" calcext:value-type="float">
            <text:p>2.32E-003</text:p>
          </table:table-cell>
          <table:table-cell office:value-type="float" office:value="0.003236074" calcext:value-type="float">
            <text:p>3.24E-003</text:p>
          </table:table-cell>
          <table:table-cell office:value-type="float" office:value="0.003105101" calcext:value-type="float">
            <text:p>3.11E-003</text:p>
          </table:table-cell>
          <table:table-cell office:value-type="float" office:value="0.003716744" calcext:value-type="float">
            <text:p>3.72E-003</text:p>
          </table:table-cell>
          <table:table-cell office:value-type="float" office:value="0.004921703" calcext:value-type="float">
            <text:p>4.92E-003</text:p>
          </table:table-cell>
        </table:table-row>
        <table:table-row table:style-name="ro1">
          <table:table-cell office:value-type="float" office:value="10000000" calcext:value-type="float">
            <text:p>1.00E+007</text:p>
          </table:table-cell>
          <table:table-cell office:value-type="float" office:value="0.02178464" calcext:value-type="float">
            <text:p>2.18E-002</text:p>
          </table:table-cell>
          <table:table-cell office:value-type="float" office:value="0.02865223" calcext:value-type="float">
            <text:p>2.87E-002</text:p>
          </table:table-cell>
          <table:table-cell office:value-type="float" office:value="0.03322547" calcext:value-type="float">
            <text:p>3.32E-002</text:p>
          </table:table-cell>
          <table:table-cell office:value-type="float" office:value="0.04116191" calcext:value-type="float">
            <text:p>4.12E-002</text:p>
          </table:table-cell>
          <table:table-cell office:value-type="float" office:value="0.05053257" calcext:value-type="float">
            <text:p>5.05E-002</text:p>
          </table:table-cell>
        </table:table-row>
        <table:table-row table:style-name="ro1">
          <table:table-cell table:style-name="Default"/>
          <table:table-cell table:number-columns-repeated="5" table:style-name="Default" office:value-type="string" calcext:value-type="string">
            <text:p>OMPI</text:p>
          </table:table-cell>
        </table:table-row>
        <table:table-row table:style-name="ro1">
          <table:table-cell table:style-name="Default"/>
          <table:table-cell table:style-name="Default" table:formula="of:=[.B2]" office:value-type="float" office:value="2" calcext:value-type="float">
            <text:p>2</text:p>
          </table:table-cell>
          <table:table-cell table:style-name="Default" table:formula="of:=[.C2]" office:value-type="float" office:value="3" calcext:value-type="float">
            <text:p>3</text:p>
          </table:table-cell>
          <table:table-cell table:style-name="Default" table:formula="of:=[.D2]" office:value-type="float" office:value="4" calcext:value-type="float">
            <text:p>4</text:p>
          </table:table-cell>
          <table:table-cell table:style-name="Default" table:formula="of:=[.E2]" office:value-type="float" office:value="5" calcext:value-type="float">
            <text:p>5</text:p>
          </table:table-cell>
          <table:table-cell table:style-name="Default" table:formula="of:=[.F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" calcext:value-type="float">
            <text:p>1.00E+003</text:p>
          </table:table-cell>
          <table:table-cell office:value-type="float" office:value="0.0001264601" calcext:value-type="float">
            <text:p>1.26E-004</text:p>
          </table:table-cell>
          <table:table-cell office:value-type="float" office:value="0.0002018743" calcext:value-type="float">
            <text:p>2.02E-004</text:p>
          </table:table-cell>
          <table:table-cell office:value-type="float" office:value="0.0002445898" calcext:value-type="float">
            <text:p>2.45E-004</text:p>
          </table:table-cell>
          <table:table-cell office:value-type="float" office:value="0.0002595766" calcext:value-type="float">
            <text:p>2.60E-004</text:p>
          </table:table-cell>
          <table:table-cell office:value-type="float" office:value="0.0002769417" calcext:value-type="float">
            <text:p>2.77E-004</text:p>
          </table:table-cell>
        </table:table-row>
        <table:table-row table:style-name="ro1">
          <table:table-cell office:value-type="float" office:value="10000" calcext:value-type="float">
            <text:p>1.00E+004</text:p>
          </table:table-cell>
          <table:table-cell office:value-type="float" office:value="0.0004731092" calcext:value-type="float">
            <text:p>4.73E-004</text:p>
          </table:table-cell>
          <table:table-cell office:value-type="float" office:value="0.0009066921" calcext:value-type="float">
            <text:p>9.07E-004</text:p>
          </table:table-cell>
          <table:table-cell office:value-type="float" office:value="0.0009146797" calcext:value-type="float">
            <text:p>9.15E-004</text:p>
          </table:table-cell>
          <table:table-cell office:value-type="float" office:value="0.001091104" calcext:value-type="float">
            <text:p>1.09E-003</text:p>
          </table:table-cell>
          <table:table-cell office:value-type="float" office:value="0.000950679" calcext:value-type="float">
            <text:p>9.51E-004</text:p>
          </table:table-cell>
        </table:table-row>
        <table:table-row table:style-name="ro1">
          <table:table-cell office:value-type="float" office:value="100000" calcext:value-type="float">
            <text:p>1.00E+005</text:p>
          </table:table-cell>
          <table:table-cell office:value-type="float" office:value="0.0002715824" calcext:value-type="float">
            <text:p>2.72E-004</text:p>
          </table:table-cell>
          <table:table-cell office:value-type="float" office:value="0.00129271" calcext:value-type="float">
            <text:p>1.29E-003</text:p>
          </table:table-cell>
          <table:table-cell office:value-type="float" office:value="0.001314711" calcext:value-type="float">
            <text:p>1.31E-003</text:p>
          </table:table-cell>
          <table:table-cell office:value-type="float" office:value="0.001535728" calcext:value-type="float">
            <text:p>1.54E-003</text:p>
          </table:table-cell>
          <table:table-cell office:value-type="float" office:value="0.001405531" calcext:value-type="float">
            <text:p>1.41E-003</text:p>
          </table:table-cell>
        </table:table-row>
        <table:table-row table:style-name="ro1">
          <table:table-cell office:value-type="float" office:value="1000000" calcext:value-type="float">
            <text:p>1.00E+006</text:p>
          </table:table-cell>
          <table:table-cell office:value-type="float" office:value="0.001910005" calcext:value-type="float">
            <text:p>1.91E-003</text:p>
          </table:table-cell>
          <table:table-cell office:value-type="float" office:value="0.00210324" calcext:value-type="float">
            <text:p>2.10E-003</text:p>
          </table:table-cell>
          <table:table-cell office:value-type="float" office:value="0.002210946" calcext:value-type="float">
            <text:p>2.21E-003</text:p>
          </table:table-cell>
          <table:table-cell office:value-type="float" office:value="0.002521024" calcext:value-type="float">
            <text:p>2.52E-003</text:p>
          </table:table-cell>
          <table:table-cell office:value-type="float" office:value="0.00301434" calcext:value-type="float">
            <text:p>3.01E-003</text:p>
          </table:table-cell>
        </table:table-row>
        <table:table-row table:style-name="ro1">
          <table:table-cell office:value-type="float" office:value="10000000" calcext:value-type="float">
            <text:p>1.00E+007</text:p>
          </table:table-cell>
          <table:table-cell office:value-type="float" office:value="0.01847274" calcext:value-type="float">
            <text:p>1.85E-002</text:p>
          </table:table-cell>
          <table:table-cell office:value-type="float" office:value="0.01972271" calcext:value-type="float">
            <text:p>1.97E-002</text:p>
          </table:table-cell>
          <table:table-cell office:value-type="float" office:value="0.02332006" calcext:value-type="float">
            <text:p>2.33E-002</text:p>
          </table:table-cell>
          <table:table-cell office:value-type="float" office:value="0.02284277" calcext:value-type="float">
            <text:p>2.28E-002</text:p>
          </table:table-cell>
          <table:table-cell office:value-type="float" office:value="0.02718995" calcext:value-type="float">
            <text:p>2.72E-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17:47:07.971603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7:45:39.932165254</meta:creation-date>
    <dc:date>2018-10-09T21:56:26.359301717</dc:date>
    <meta:editing-duration>PT4H2M10S</meta:editing-duration>
    <meta:editing-cycles>40</meta:editing-cycles>
    <meta:generator>LibreOffice/4.2.6.3$Linux_X86_64 LibreOffice_project/420m0$Build-3</meta:generator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6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599cm" svg:height="11.476cm" xlink:href=".." xlink:type="simple" chart:class="chart:scatter" chart:style-name="ch1">
        <chart:legend chart:legend-position="end" svg:x="24.853cm" svg:y="3.198cm" style:legend-expansion="high" chart:style-name="ch2"/>
        <chart:plot-area chart:style-name="ch3" table:cell-range-address="Sheet1.A3:Sheet1.F7 Sheet1.B1:Sheet1.F2 Sheet1.B8:Sheet1.F14" chart:data-source-has-labels="row" svg:x="1.001cm" svg:y="1.051cm" svg:width="22.75cm" svg:height="9.776cm">
          <chartooo:coordinate-region svg:x="2.919cm" svg:y="1.25cm" svg:width="19.997cm" svg:height="8.93cm"/>
          <chart:axis chart:dimension="x" chart:name="primary-x" chart:style-name="ch4">
            <chart:grid chart:style-name="ch5" chart:class="major"/>
            <chart:grid chart:style-name="ch5" chart:class="min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Sheet1.B3:Sheet1.B7" chart:label-cell-address="Sheet1.B1:Sheet1.B2" chart:class="chart:scatter">
            <chart:domain table:cell-range-address="Sheet1.A3:Sheet1.A7"/>
            <chart:data-point chart:repeated="5"/>
          </chart:series>
          <chart:series chart:style-name="ch8" chart:values-cell-range-address="Sheet1.B10:Sheet1.B14" chart:label-cell-address="Sheet1.B8:Sheet1.B9" chart:class="chart:scatter">
            <chart:domain table:cell-range-address="Sheet1.A10:Sheet1.A14"/>
            <chart:data-point chart:repeated="5"/>
          </chart:series>
          <chart:series chart:style-name="ch9" chart:values-cell-range-address="Sheet1.C3:Sheet1.C7" chart:label-cell-address="Sheet1.C1:Sheet1.C2" chart:class="chart:scatter">
            <chart:data-point chart:repeated="5"/>
          </chart:series>
          <chart:series chart:style-name="ch10" chart:values-cell-range-address="Sheet1.C10:Sheet1.C14" chart:label-cell-address="Sheet1.C8:Sheet1.C9" chart:class="chart:scatter">
            <chart:domain table:cell-range-address="Sheet1.A10:Sheet1.A14"/>
            <chart:data-point chart:repeated="5"/>
          </chart:series>
          <chart:series chart:style-name="ch11" chart:values-cell-range-address="Sheet1.D3:Sheet1.D7" chart:label-cell-address="Sheet1.D1:Sheet1.D2" chart:class="chart:scatter">
            <chart:data-point chart:repeated="5"/>
          </chart:series>
          <chart:series chart:style-name="ch12" chart:values-cell-range-address="Sheet1.D10:Sheet1.D14" chart:label-cell-address="Sheet1.D8:Sheet1.D9" chart:class="chart:scatter">
            <chart:domain table:cell-range-address="Sheet1.A10:Sheet1.A14"/>
            <chart:data-point chart:repeated="5"/>
          </chart:series>
          <chart:series chart:style-name="ch13" chart:values-cell-range-address="Sheet1.E3:Sheet1.E7" chart:label-cell-address="Sheet1.E1:Sheet1.E2" chart:class="chart:scatter">
            <chart:data-point chart:repeated="5"/>
          </chart:series>
          <chart:series chart:style-name="ch14" chart:values-cell-range-address="Sheet1.E10:Sheet1.E14" chart:label-cell-address="Sheet1.E8:Sheet1.E9" chart:class="chart:scatter">
            <chart:domain table:cell-range-address="Sheet1.A10:Sheet1.A14"/>
            <chart:data-point chart:repeated="5"/>
          </chart:series>
          <chart:series chart:style-name="ch15" chart:values-cell-range-address="Sheet1.F3:Sheet1.F7" chart:label-cell-address="Sheet1.F1:Sheet1.F2" chart:class="chart:scatter">
            <chart:data-point chart:repeated="5"/>
          </chart:series>
          <chart:series chart:style-name="ch16" chart:values-cell-range-address="Sheet1.F10:Sheet1.F14" chart:label-cell-address="Sheet1.F8:Sheet1.F9" chart:class="chart:scatter">
            <chart:domain table:cell-range-address="Sheet1.A10:Sheet1.A14"/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ICH 2</text:p>
                <text:list>
                  <text:list-item>
                    <text:p>MPICH</text:p>
                  </text:list-item>
                  <text:list-item>
                    <text:p>2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MPI 2</text:p>
                <text:list>
                  <text:list-item>
                    <text:p>OMPI</text:p>
                  </text:list-item>
                  <text:list-item>
                    <text:p>2</text:p>
                  </text:list-item>
                </text:list>
                <draw:g>
                  <svg:desc>Sheet1.B8:Sheet1.B9</svg:desc>
                </draw:g>
              </table:table-cell>
              <table:table-cell office:value-type="string">
                <text:p>MPICH 3</text:p>
                <text:list>
                  <text:list-item>
                    <text:p>MPICH</text:p>
                  </text:list-item>
                  <text:list-item>
                    <text:p>3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MPI 3</text:p>
                <text:list>
                  <text:list-item>
                    <text:p>OMPI</text:p>
                  </text:list-item>
                  <text:list-item>
                    <text:p>3</text:p>
                  </text:list-item>
                </text:list>
                <draw:g>
                  <svg:desc>Sheet1.C8:Sheet1.C9</svg:desc>
                </draw:g>
              </table:table-cell>
              <table:table-cell office:value-type="string">
                <text:p>MPICH 4</text:p>
                <text:list>
                  <text:list-item>
                    <text:p>MPICH</text:p>
                  </text:list-item>
                  <text:list-item>
                    <text:p>4</text:p>
                  </text:list-item>
                </text:list>
                <draw:g>
                  <svg:desc>Sheet1.D1:Sheet1.D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MPI 4</text:p>
                <text:list>
                  <text:list-item>
                    <text:p>OMPI</text:p>
                  </text:list-item>
                  <text:list-item>
                    <text:p>4</text:p>
                  </text:list-item>
                </text:list>
                <draw:g>
                  <svg:desc>Sheet1.D8:Sheet1.D9</svg:desc>
                </draw:g>
              </table:table-cell>
              <table:table-cell office:value-type="string">
                <text:p>MPICH 5</text:p>
                <text:list>
                  <text:list-item>
                    <text:p>MPICH</text:p>
                  </text:list-item>
                  <text:list-item>
                    <text:p>5</text:p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MPI 5</text:p>
                <text:list>
                  <text:list-item>
                    <text:p>OMPI</text:p>
                  </text:list-item>
                  <text:list-item>
                    <text:p>5</text:p>
                  </text:list-item>
                </text:list>
                <draw:g>
                  <svg:desc>Sheet1.E8:Sheet1.E9</svg:desc>
                </draw:g>
              </table:table-cell>
              <table:table-cell office:value-type="string">
                <text:p>MPICH 6</text:p>
                <text:list>
                  <text:list-item>
                    <text:p>MPICH</text:p>
                  </text:list-item>
                  <text:list-item>
                    <text:p>6</text:p>
                  </text:list-item>
                </text:list>
                <draw:g>
                  <svg:desc>Sheet1.F1:Sheet1.F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MPI 6</text:p>
                <text:list>
                  <text:list-item>
                    <text:p>OMPI</text:p>
                  </text:list-item>
                  <text:list-item>
                    <text:p>6</text:p>
                  </text:list-item>
                </text:list>
                <draw:g>
                  <svg:desc>Sheet1.F8:Sheet1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3:Sheet1.A7</svg:desc>
                </draw:g>
              </table:table-cell>
              <table:table-cell office:value-type="float" office:value="0.00001982222">
                <text:p>0.00001982222</text:p>
                <draw:g>
                  <svg:desc>Sheet1.B3:Sheet1.B7</svg:desc>
                </draw:g>
              </table:table-cell>
              <table:table-cell office:value-type="float" office:value="1000">
                <text:p>1000</text:p>
                <draw:g>
                  <svg:desc>Sheet1.A10:Sheet1.A14</svg:desc>
                </draw:g>
              </table:table-cell>
              <table:table-cell office:value-type="float" office:value="0.0001264601">
                <text:p>0.0001264601</text:p>
                <draw:g>
                  <svg:desc>Sheet1.B10:Sheet1.B14</svg:desc>
                </draw:g>
              </table:table-cell>
              <table:table-cell office:value-type="float" office:value="0.00002189178">
                <text:p>0.00002189178</text:p>
                <draw:g>
                  <svg:desc>Sheet1.C3:Sheet1.C7</svg:desc>
                </draw:g>
              </table:table-cell>
              <table:table-cell office:value-type="float" office:value="1000">
                <text:p>1000</text:p>
                <draw:g>
                  <svg:desc>Sheet1.A10:Sheet1.A14</svg:desc>
                </draw:g>
              </table:table-cell>
              <table:table-cell office:value-type="float" office:value="0.0002018743">
                <text:p>0.0002018743</text:p>
                <draw:g>
                  <svg:desc>Sheet1.C10:Sheet1.C14</svg:desc>
                </draw:g>
              </table:table-cell>
              <table:table-cell office:value-type="float" office:value="0.0000235693">
                <text:p>0.0000235693</text:p>
                <draw:g>
                  <svg:desc>Sheet1.D3:Sheet1.D7</svg:desc>
                </draw:g>
              </table:table-cell>
              <table:table-cell office:value-type="float" office:value="1000">
                <text:p>1000</text:p>
                <draw:g>
                  <svg:desc>Sheet1.A10:Sheet1.A14</svg:desc>
                </draw:g>
              </table:table-cell>
              <table:table-cell office:value-type="float" office:value="0.0002445898">
                <text:p>0.0002445898</text:p>
                <draw:g>
                  <svg:desc>Sheet1.D10:Sheet1.D14</svg:desc>
                </draw:g>
              </table:table-cell>
              <table:table-cell office:value-type="float" office:value="0.00002806437">
                <text:p>0.00002806437</text:p>
                <draw:g>
                  <svg:desc>Sheet1.E3:Sheet1.E7</svg:desc>
                </draw:g>
              </table:table-cell>
              <table:table-cell office:value-type="float" office:value="1000">
                <text:p>1000</text:p>
                <draw:g>
                  <svg:desc>Sheet1.A10:Sheet1.A14</svg:desc>
                </draw:g>
              </table:table-cell>
              <table:table-cell office:value-type="float" office:value="0.0002595766">
                <text:p>0.0002595766</text:p>
                <draw:g>
                  <svg:desc>Sheet1.E10:Sheet1.E14</svg:desc>
                </draw:g>
              </table:table-cell>
              <table:table-cell office:value-type="float" office:value="0.0000291177">
                <text:p>0.0000291177</text:p>
                <draw:g>
                  <svg:desc>Sheet1.F3:Sheet1.F7</svg:desc>
                </draw:g>
              </table:table-cell>
              <table:table-cell office:value-type="float" office:value="1000">
                <text:p>1000</text:p>
                <draw:g>
                  <svg:desc>Sheet1.A10:Sheet1.A14</svg:desc>
                </draw:g>
              </table:table-cell>
              <table:table-cell office:value-type="float" office:value="0.0002769417">
                <text:p>0.0002769417</text:p>
                <draw:g>
                  <svg:desc>Sheet1.F10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00479147">
                <text:p>0.0000479147</text:p>
              </table:table-cell>
              <table:table-cell office:value-type="float" office:value="10000">
                <text:p>10000</text:p>
              </table:table-cell>
              <table:table-cell office:value-type="float" office:value="0.0004731092">
                <text:p>0.0004731092</text:p>
              </table:table-cell>
              <table:table-cell office:value-type="float" office:value="0.00005292368">
                <text:p>0.00005292368</text:p>
              </table:table-cell>
              <table:table-cell office:value-type="float" office:value="10000">
                <text:p>10000</text:p>
              </table:table-cell>
              <table:table-cell office:value-type="float" office:value="0.0009066921">
                <text:p>0.0009066921</text:p>
              </table:table-cell>
              <table:table-cell office:value-type="float" office:value="0.00005808349">
                <text:p>0.00005808349</text:p>
              </table:table-cell>
              <table:table-cell office:value-type="float" office:value="10000">
                <text:p>10000</text:p>
              </table:table-cell>
              <table:table-cell office:value-type="float" office:value="0.0009146797">
                <text:p>0.0009146797</text:p>
              </table:table-cell>
              <table:table-cell office:value-type="float" office:value="0.00006137872">
                <text:p>0.00006137872</text:p>
              </table:table-cell>
              <table:table-cell office:value-type="float" office:value="10000">
                <text:p>10000</text:p>
              </table:table-cell>
              <table:table-cell office:value-type="float" office:value="0.001091104">
                <text:p>0.001091104</text:p>
              </table:table-cell>
              <table:table-cell office:value-type="float" office:value="0.00006091156">
                <text:p>0.00006091156</text:p>
              </table:table-cell>
              <table:table-cell office:value-type="float" office:value="10000">
                <text:p>10000</text:p>
              </table:table-cell>
              <table:table-cell office:value-type="float" office:value="0.000950679">
                <text:p>0.000950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002841807">
                <text:p>0.0002841807</text:p>
              </table:table-cell>
              <table:table-cell office:value-type="float" office:value="100000">
                <text:p>100000</text:p>
              </table:table-cell>
              <table:table-cell office:value-type="float" office:value="0.0002715824">
                <text:p>0.0002715824</text:p>
              </table:table-cell>
              <table:table-cell office:value-type="float" office:value="0.0003338439">
                <text:p>0.0003338439</text:p>
              </table:table-cell>
              <table:table-cell office:value-type="float" office:value="100000">
                <text:p>100000</text:p>
              </table:table-cell>
              <table:table-cell office:value-type="float" office:value="0.00129271">
                <text:p>0.00129271</text:p>
              </table:table-cell>
              <table:table-cell office:value-type="float" office:value="0.000343997">
                <text:p>0.000343997</text:p>
              </table:table-cell>
              <table:table-cell office:value-type="float" office:value="100000">
                <text:p>100000</text:p>
              </table:table-cell>
              <table:table-cell office:value-type="float" office:value="0.001314711">
                <text:p>0.001314711</text:p>
              </table:table-cell>
              <table:table-cell office:value-type="float" office:value="0.0003930337">
                <text:p>0.0003930337</text:p>
              </table:table-cell>
              <table:table-cell office:value-type="float" office:value="100000">
                <text:p>100000</text:p>
              </table:table-cell>
              <table:table-cell office:value-type="float" office:value="0.001535728">
                <text:p>0.001535728</text:p>
              </table:table-cell>
              <table:table-cell office:value-type="float" office:value="0.0003979559">
                <text:p>0.0003979559</text:p>
              </table:table-cell>
              <table:table-cell office:value-type="float" office:value="100000">
                <text:p>100000</text:p>
              </table:table-cell>
              <table:table-cell office:value-type="float" office:value="0.001405531">
                <text:p>0.001405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02320493">
                <text:p>0.002320493</text:p>
              </table:table-cell>
              <table:table-cell office:value-type="float" office:value="1000000">
                <text:p>1000000</text:p>
              </table:table-cell>
              <table:table-cell office:value-type="float" office:value="0.001910005">
                <text:p>0.001910005</text:p>
              </table:table-cell>
              <table:table-cell office:value-type="float" office:value="0.003236074">
                <text:p>0.003236074</text:p>
              </table:table-cell>
              <table:table-cell office:value-type="float" office:value="1000000">
                <text:p>1000000</text:p>
              </table:table-cell>
              <table:table-cell office:value-type="float" office:value="0.00210324">
                <text:p>0.00210324</text:p>
              </table:table-cell>
              <table:table-cell office:value-type="float" office:value="0.003105101">
                <text:p>0.003105101</text:p>
              </table:table-cell>
              <table:table-cell office:value-type="float" office:value="1000000">
                <text:p>1000000</text:p>
              </table:table-cell>
              <table:table-cell office:value-type="float" office:value="0.002210946">
                <text:p>0.002210946</text:p>
              </table:table-cell>
              <table:table-cell office:value-type="float" office:value="0.003716744">
                <text:p>0.003716744</text:p>
              </table:table-cell>
              <table:table-cell office:value-type="float" office:value="1000000">
                <text:p>1000000</text:p>
              </table:table-cell>
              <table:table-cell office:value-type="float" office:value="0.002521024">
                <text:p>0.002521024</text:p>
              </table:table-cell>
              <table:table-cell office:value-type="float" office:value="0.004921703">
                <text:p>0.004921703</text:p>
              </table:table-cell>
              <table:table-cell office:value-type="float" office:value="1000000">
                <text:p>1000000</text:p>
              </table:table-cell>
              <table:table-cell office:value-type="float" office:value="0.00301434">
                <text:p>0.00301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0.02178464">
                <text:p>0.02178464</text:p>
              </table:table-cell>
              <table:table-cell office:value-type="float" office:value="10000000">
                <text:p>10000000</text:p>
              </table:table-cell>
              <table:table-cell office:value-type="float" office:value="0.01847274">
                <text:p>0.01847274</text:p>
              </table:table-cell>
              <table:table-cell office:value-type="float" office:value="0.02865223">
                <text:p>0.02865223</text:p>
              </table:table-cell>
              <table:table-cell office:value-type="float" office:value="10000000">
                <text:p>10000000</text:p>
              </table:table-cell>
              <table:table-cell office:value-type="float" office:value="0.01972271">
                <text:p>0.01972271</text:p>
              </table:table-cell>
              <table:table-cell office:value-type="float" office:value="0.03322547">
                <text:p>0.03322547</text:p>
              </table:table-cell>
              <table:table-cell office:value-type="float" office:value="10000000">
                <text:p>10000000</text:p>
              </table:table-cell>
              <table:table-cell office:value-type="float" office:value="0.02332006">
                <text:p>0.02332006</text:p>
              </table:table-cell>
              <table:table-cell office:value-type="float" office:value="0.04116191">
                <text:p>0.04116191</text:p>
              </table:table-cell>
              <table:table-cell office:value-type="float" office:value="10000000">
                <text:p>10000000</text:p>
              </table:table-cell>
              <table:table-cell office:value-type="float" office:value="0.02284277">
                <text:p>0.02284277</text:p>
              </table:table-cell>
              <table:table-cell office:value-type="float" office:value="0.05053257">
                <text:p>0.05053257</text:p>
              </table:table-cell>
              <table:table-cell office:value-type="float" office:value="10000000">
                <text:p>10000000</text:p>
              </table:table-cell>
              <table:table-cell office:value-type="float" office:value="0.02718995">
                <text:p>0.02718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6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3.952cm" style:legend-expansion="high" chart:style-name="ch2"/>
        <chart:plot-area chart:style-name="ch3" table:cell-range-address="Sheet1.A3:Sheet1.A7 Sheet1.F1:Sheet1.F14" chart:data-source-has-labels="row" svg:x="0.77cm" svg:y="0.855cm" svg:width="11.844cm" svg:height="7.545cm">
          <chartooo:coordinate-region svg:x="2.688cm" svg:y="1.054cm" svg:width="9.09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7" chart:label-cell-address="Sheet1.F1:Sheet1.F2" chart:class="chart:scatter">
            <chart:domain table:cell-range-address="Sheet1.A3:Sheet1.A7"/>
            <chart:data-point chart:repeated="5"/>
          </chart:series>
          <chart:series chart:style-name="ch7" chart:values-cell-range-address="Sheet1.F10:Sheet1.F14" chart:label-cell-address="Sheet1.F8:Sheet1.F9" chart:class="chart:scatter">
            <chart:domain table:cell-range-address="Sheet1.A10:Sheet1.A14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ICH 6</text:p>
                <text:list>
                  <text:list-item>
                    <text:p>MPICH</text:p>
                  </text:list-item>
                  <text:list-item>
                    <text:p>6</text:p>
                  </text:list-item>
                </text:list>
                <draw:g>
                  <svg:desc>Sheet1.F1:Sheet1.F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MPI 6</text:p>
                <text:list>
                  <text:list-item>
                    <text:p>OMPI</text:p>
                  </text:list-item>
                  <text:list-item>
                    <text:p>6</text:p>
                  </text:list-item>
                </text:list>
                <draw:g>
                  <svg:desc>Sheet1.F8:Sheet1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3:Sheet1.A7</svg:desc>
                </draw:g>
              </table:table-cell>
              <table:table-cell office:value-type="float" office:value="0.0000291177">
                <text:p>0.0000291177</text:p>
                <draw:g>
                  <svg:desc>Sheet1.F3:Sheet1.F7</svg:desc>
                </draw:g>
              </table:table-cell>
              <table:table-cell office:value-type="float" office:value="1000">
                <text:p>1000</text:p>
                <draw:g>
                  <svg:desc>Sheet1.A10:Sheet1.A14</svg:desc>
                </draw:g>
              </table:table-cell>
              <table:table-cell office:value-type="float" office:value="0.0002769417">
                <text:p>0.0002769417</text:p>
                <draw:g>
                  <svg:desc>Sheet1.F10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006091156">
                <text:p>0.00006091156</text:p>
              </table:table-cell>
              <table:table-cell office:value-type="float" office:value="10000">
                <text:p>10000</text:p>
              </table:table-cell>
              <table:table-cell office:value-type="float" office:value="0.000950679">
                <text:p>0.000950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003979559">
                <text:p>0.0003979559</text:p>
              </table:table-cell>
              <table:table-cell office:value-type="float" office:value="100000">
                <text:p>100000</text:p>
              </table:table-cell>
              <table:table-cell office:value-type="float" office:value="0.001405531">
                <text:p>0.001405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04921703">
                <text:p>0.004921703</text:p>
              </table:table-cell>
              <table:table-cell office:value-type="float" office:value="1000000">
                <text:p>1000000</text:p>
              </table:table-cell>
              <table:table-cell office:value-type="float" office:value="0.00301434">
                <text:p>0.00301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0.05053257">
                <text:p>0.05053257</text:p>
              </table:table-cell>
              <table:table-cell office:value-type="float" office:value="10000000">
                <text:p>10000000</text:p>
              </table:table-cell>
              <table:table-cell office:value-type="float" office:value="0.02718995">
                <text:p>0.02718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